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023cm"/>
    </style:style>
    <style:style style:name="co2" style:family="table-column">
      <style:table-column-properties fo:break-before="auto" style:column-width="18.385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9.506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size="18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ce2" style:family="table-cell" style:parent-style-name="Default" style:data-style-name="N37">
      <style:table-cell-properties style:text-align-source="fix" style:repeat-content="false"/>
      <style:paragraph-properties fo:text-align="start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" style:family="table-cell" style:parent-style-name="Default">
      <style:table-cell-properties fo:wrap-option="wrap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Yes&quot;;&quot;No&quot;;&quot;Untested&quot;)" table:allow-empty-cell="true" table:display-list="unsorted" table:base-cell-address="'V0.2'.C27">
          <table:error-message table:message-type="stop" table:display="true"/>
        </table:content-validation>
        <table:content-validation table:name="val2" table:condition="of:cell-content-is-in-list(&quot;Yes&quot;;&quot;No&quot;)" table:allow-empty-cell="true" table:display-list="unsorted" table:base-cell-address="'V0.2'.C7">
          <table:error-message table:message-type="stop" table:display="true"/>
        </table:content-validation>
      </table:content-validations>
      <table:table table:name="v0.27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Testing mpy_tool_gui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Version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Rpi Pico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 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 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>
          <table:table-cell/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No</text:p>
          </table:table-cell>
          <table:table-cell/>
        </table:table-row>
        <table:table-row table:style-name="ro2" table:number-rows-repeated="34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s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94]+1" office:value-type="float" office:value="2" calcext:value-type="float">
            <text:p>2</text:p>
          </table:table-cell>
          <table:table-cell/>
          <table:table-cell table:content-validation-name="val1"/>
          <table:table-cell table:style-name="ce5"/>
        </table:table-row>
        <table:table-row table:style-name="ro2">
          <table:table-cell table:formula="of:=[.A95]+1" office:value-type="float" office:value="3" calcext:value-type="float">
            <text:p>3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96]+1" office:value-type="float" office:value="4" calcext:value-type="float">
            <text:p>4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97]+1" office:value-type="float" office:value="5" calcext:value-type="float">
            <text:p>5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98]+1" office:value-type="float" office:value="6" calcext:value-type="float">
            <text:p>6</text:p>
          </table:table-cell>
          <table:table-cell/>
          <table:table-cell table:content-validation-name="val1"/>
          <table:table-cell/>
        </table:table-row>
        <table:table-row table:style-name="ro3">
          <table:table-cell table:formula="of:=[.A99]+1" office:value-type="float" office:value="7" calcext:value-type="float">
            <text:p>7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00]+1" office:value-type="float" office:value="8" calcext:value-type="float">
            <text:p>8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01]+1" office:value-type="float" office:value="9" calcext:value-type="float">
            <text:p>9</text:p>
          </table:table-cell>
          <table:table-cell/>
          <table:table-cell table:content-validation-name="val1"/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Browser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U Example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/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09]+1" office:value-type="float" office:value="2" calcext:value-type="float">
            <text:p>2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0]+1" office:value-type="float" office:value="3" calcext:value-type="float">
            <text:p>3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1]+1" office:value-type="float" office:value="4" calcext:value-type="float">
            <text:p>4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2]+1" office:value-type="float" office:value="5" calcext:value-type="float">
            <text:p>5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3]+1" office:value-type="float" office:value="6" calcext:value-type="float">
            <text:p>6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4]+1" office:value-type="float" office:value="7" calcext:value-type="float">
            <text:p>7</text:p>
          </table:table-cell>
          <table:table-cell/>
          <table:table-cell table:content-validation-name="val1"/>
          <table:table-cell/>
        </table:table-row>
        <table:table-row table:style-name="ro2">
          <table:table-cell table:formula="of:=[.A115]+1" office:value-type="float" office:value="8" calcext:value-type="float">
            <text:p>8</text:p>
          </table:table-cell>
          <table:table-cell/>
          <table:table-cell table:content-validation-name="val1"/>
          <table:table-cell/>
        </table:table-row>
        <table:table-row table:style-name="ro2" table:number-rows-repeated="1048459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V0.2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Testing mpy_tool_gui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2" office:value-type="date" office:date-value="2025-07-21" calcext:value-type="date">
            <text:p>21/07/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Version</text:p>
          </table:table-cell>
          <table:table-cell table:style-name="ce3" office:value-type="float" office:value="0.21" calcext:value-type="float">
            <text:p>0.21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3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4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5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6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7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 11 Pro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Firefo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ing Windows 11 scan repo for Virus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5]+1" office:value-type="float" office:value="2" calcext:value-type="float">
            <text:p>2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 table:style-name="ce5"/>
        </table:table-row>
        <table:table-row table:style-name="ro2">
          <table:table-cell table:formula="of:=[.A26]+1" office:value-type="float" office:value="3" calcext:value-type="float">
            <text:p>3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7]+1" office:value-type="float" office:value="4" calcext:value-type="float">
            <text:p>4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8]+1" office:value-type="float" office:value="5" calcext:value-type="float">
            <text:p>5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9]+1" office:value-type="float" office:value="6" calcext:value-type="float">
            <text:p>6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3">
          <table:table-cell table:formula="of:=[.A30]+1" office:value-type="float" office:value="7" calcext:value-type="float">
            <text:p>7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1]+1" office:value-type="float" office:value="8" calcext:value-type="float">
            <text:p>8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2]+1" office:value-type="float" office:value="9" calcext:value-type="float">
            <text:p>9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MacOS Monterey 12.7.6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ESp32 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0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1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2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3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4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5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46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1048528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V0.2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2">
          <table:table-cell office:value-type="string" calcext:value-type="string">
            <text:p>Testing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7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8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9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10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4">
          <table:table-cell table:formula="of:=[.A11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No</text:p>
          </table:table-cell>
          <table:table-cell office:value-type="string" calcext:value-type="string">
            <text:p>MCU flash filesystem shows wrong file separator used when running on Windows platform.</text:p>
          </table:table-cell>
        </table:table-row>
        <table:table-row table:style-name="ro2">
          <table:table-cell table:formula="of:=[.A12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0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1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2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3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4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25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no erase, no Load MicroPython, Load App, Load mpy files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3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4]+1" office:value-type="float" office:value="3" calcext:value-type="float">
            <text:p>3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>
          <table:table-cell table:formula="of:=[.A35]+1" office:value-type="float" office:value="4" calcext:value-type="float">
            <text:p>4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Yes</text:p>
          </table:table-cell>
          <table:table-cell/>
        </table:table-row>
        <table:table-row table:style-name="ro2" table:number-rows-repeated="2">
          <table:table-cell table:number-columns-repeated="2"/>
          <table:table-cell table:content-validation-name="val1"/>
          <table:table-cell/>
        </table:table-row>
        <table:table-row table:style-name="ro2" table:number-rows-repeated="104853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Temp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4"/>
        <table:table-row table:style-name="ro1">
          <table:table-cell table:style-name="ce1" office:value-type="string" calcext:value-type="string">
            <text:p>Testing mpy_tool_gui</text:p>
          </table:table-cell>
          <table:table-cell table:number-columns-repeated="3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Date</text:p>
          </table:table-cell>
          <table:table-cell table:style-name="ce2"/>
          <table:table-cell table:number-columns-repeated="2"/>
        </table:table-row>
        <table:table-row table:style-name="ro2">
          <table:table-cell office:value-type="string" calcext:value-type="string">
            <text:p>Version</text:p>
          </table:table-cell>
          <table:table-cell table:style-name="ce3"/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Ubuntu 24.04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Rpi Pico 2 W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1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2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3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4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5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6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17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4"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Windows 11 Pro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Firefox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table:style-name="ce3" office:value-type="string" calcext:value-type="string">
            <text:p>esp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 office:value-type="string" calcext:value-type="string">
            <text:p>Note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Using Windows 11 scan repo for Viruses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26]+1" office:value-type="float" office:value="2" calcext:value-type="float">
            <text:p>2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Untested</text:p>
          </table:table-cell>
          <table:table-cell table:style-name="ce5"/>
        </table:table-row>
        <table:table-row table:style-name="ro2">
          <table:table-cell table:formula="of:=[.A27]+1" office:value-type="float" office:value="3" calcext:value-type="float">
            <text:p>3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28]+1" office:value-type="float" office:value="4" calcext:value-type="float">
            <text:p>4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29]+1" office:value-type="float" office:value="5" calcext:value-type="float">
            <text:p>5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30]+1" office:value-type="float" office:value="6" calcext:value-type="float">
            <text:p>6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3">
          <table:table-cell table:formula="of:=[.A31]+1" office:value-type="float" office:value="7" calcext:value-type="float">
            <text:p>7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32]+1" office:value-type="float" office:value="8" calcext:value-type="float">
            <text:p>8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33]+1" office:value-type="float" office:value="9" calcext:value-type="float">
            <text:p>9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number-columns-repeated="2"/>
          <table:table-cell table:content-validation-name="val1"/>
          <table:table-cell/>
        </table:table-row>
        <table:table-row table:style-name="ro2">
          <table:table-cell table:number-columns-repeated="2"/>
          <table:table-cell table:content-validation-name="val2"/>
          <table:table-cell/>
        </table:table-row>
        <table:table-row table:style-name="ro2">
          <table:table-cell office:value-type="string" calcext:value-type="string">
            <text:p>Platform</text:p>
          </table:table-cell>
          <table:table-cell office:value-type="string" calcext:value-type="string">
            <text:p>MacOS Monterey 12.7.6 (Intel I7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rowser</text:p>
          </table:table-cell>
          <table:table-cell office:value-type="string" calcext:value-type="string">
            <text:p>Google Chrome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</text:p>
          </table:table-cell>
          <table:table-cell office:value-type="string" calcext:value-type="string">
            <text:p>ESp32 C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CU Example</text:p>
          </table:table-cell>
          <table:table-cell table:style-name="ce3" office:value-type="float" office:value="5" calcext:value-type="float">
            <text:p>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Test cas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Passed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stall, erase, Load MicroPython, Load App, Load mpy files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2]+1" office:value-type="float" office:value="2" calcext:value-type="float">
            <text:p>2</text:p>
          </table:table-cell>
          <table:table-cell office:value-type="string" calcext:value-type="string">
            <text:p>WIFI, Setup using USB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3]+1" office:value-type="float" office:value="3" calcext:value-type="float">
            <text:p>3</text:p>
          </table:table-cell>
          <table:table-cell office:value-type="string" calcext:value-type="string">
            <text:p>OTA, reset Wifi configuration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4]+1" office:value-type="float" office:value="4" calcext:value-type="float">
            <text:p>4</text:p>
          </table:table-cell>
          <table:table-cell office:value-type="string" calcext:value-type="string">
            <text:p>WIFI, Setup using Bluetooth connection. MCU Pingable after setup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5]+1" office:value-type="float" office:value="5" calcext:value-type="float">
            <text:p>5</text:p>
          </table:table-cell>
          <table:table-cell office:value-type="string" calcext:value-type="string">
            <text:p>OTA Upgrade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6]+1" office:value-type="float" office:value="6" calcext:value-type="float">
            <text:p>6</text:p>
          </table:table-cell>
          <table:table-cell office:value-type="string" calcext:value-type="string">
            <text:p>SERIAL PORT, Check MCU boots from app2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7]+1" office:value-type="float" office:value="7" calcext:value-type="float">
            <text:p>7</text:p>
          </table:table-cell>
          <table:table-cell office:value-type="string" calcext:value-type="string">
            <text:p>Scan, Filter on IP address of MCU, Check JSON text shown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>
          <table:table-cell table:formula="of:=[.A48]+1" office:value-type="float" office:value="8" calcext:value-type="float">
            <text:p>8</text:p>
          </table:table-cell>
          <table:table-cell office:value-type="string" calcext:value-type="string">
            <text:p>MEMORY MONITOR, check plot of memory usage is displayed.</text:p>
          </table:table-cell>
          <table:table-cell table:content-validation-name="val1" office:value-type="string" calcext:value-type="string">
            <text:p>Untested</text:p>
          </table:table-cell>
          <table:table-cell/>
        </table:table-row>
        <table:table-row table:style-name="ro2" table:number-rows-repeated="1048526">
          <table:table-cell table:number-columns-repeated="4"/>
        </table:table-row>
        <table:table-row table:style-name="ro2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8-16">00/00/0000</text:date>, <text:time style:data-style-name="N2" text:time-value="15:29:11.35154864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0T20:55:09.458277745</meta:creation-date>
    <dc:date>2025-08-16T05:58:07.188562163</dc:date>
    <meta:editing-duration>PT20H17M45S</meta:editing-duration>
    <meta:editing-cycles>29</meta:editing-cycles>
    <meta:generator>LibreOffice/24.2.7.2$Linux_X86_64 LibreOffice_project/420$Build-2</meta:generator>
    <meta:document-statistic meta:table-count="4" meta:cell-count="434" meta:object-count="0"/>
  </office:meta>
</office:document-meta>
</file>